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1" style:family="text">
      <style:text-properties style:text-position="super 58%"/>
    </style:style>
    <style:style style:name="T2" style:family="text">
      <style:text-properties officeooo:rsid="000cb0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ugin Rapport Avancé</text:h>
      <text:h text:style-name="Heading_20_2" text:outline-level="2">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2" text:outline-level="2">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2" text:outline-level="2">Utilisation</text:h>
      <text:h text:style-name="Heading_20_3" text:outline-level="3">Formulaire </text:h>
      <text:p text:style-name="Text_20_body">Vous permet de voir, modifier et ajouter des nouveaux formulaires, l'ajout d'un formulaire se déroule en 2 étapes :</text:p>
      <text:h text:style-name="Heading_20_4" text:outline-level="4">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text:p>
      <text:p text:style-name="Text_20_body">Les lignes peuvent faire des calculs d'après soit une date donnée, l'exercice courant N, l'exercice précédent N-1, N-2 ou N-3 ou depuis le début de l'exercice courant <text:span text:style-name="T2">(càd celui définit dans les préférences de l'utilisateur)</text:span>.</text:p>
      <text:p text:style-name="Text_20_body"/>
      <text:p text:style-name="Text_20_body">Dans la définition, il est possible de charger un document en format <text:span text:style-name="ACRONYM">HTML</text:span>, Text ou OpenDocument, les codes entourés de « et de » seront remplacés par les valeurs calculées, ce qui vous permet de générer n'importe quelle présentation. </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1. Les formules de type formule sont les mêmes que dans les rapports, ce sont des opérations sur des sommes de postes comptables</text:p>
      <text:p text:style-name="Text_20_body"><text:soft-page-break/>2. Compute <text:s/>: ce sont des opérations sur les montants calculés pour les codes du formulaire.</text:p>
      <text:p text:style-name="Text_20_body">Poste comptable et code TVA vous permet de calculer la somme des postes comptables donnés avec le code TVA donné.</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Text_20_body"/>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
      <text:p text:style-name="Text_20_body">Une fois la déclaration sauvée on peut l'exporter en format CSV ou générer un document sur base de celui donné, dans ce document, les codes entourés de « et de » seront remplacés par la valeur numérique. </text:p>
      <text:p text:style-name="Text_20_body">Il est possible aussi de calculer avec des étapes, dans ce cas, vous ne pouvez générer de document mais vous pourrez toujours exporter en format CSV. </text:p>
      <text:p text:style-name="Text_20_body"/>
      <text:h text:style-name="Heading_20_3" text:outline-level="3">Historique </text:h>
      <text:p text:style-name="Text_20_body">Historique des déclarations sauvé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31T12:59:19</meta:creation-date>
    <meta:generator>LibreOffice/4.0.1.2$Linux_X86_64 LibreOffice_project/400m0$Build-2</meta:generator>
    <dc:date>2013-05-26T22:05:32</dc:date>
    <meta:editing-duration>PT38M1S</meta:editing-duration>
    <meta:editing-cycles>20</meta:editing-cycles>
    <meta:document-statistic meta:table-count="1" meta:image-count="0" meta:object-count="0" meta:page-count="2" meta:paragraph-count="43" meta:word-count="587" meta:character-count="3545" meta:non-whitespace-character-count="2987"/>
  </office:meta>
</office:document-meta>
</file>